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38ef" officeooo:paragraph-rsid="000838e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38ef" officeooo:paragraph-rsid="000838ef" style:font-size-asian="12.25pt" style:font-size-complex="14pt"/>
    </style:style>
    <style:style style:name="P3" style:family="paragraph" style:parent-style-name="Header">
      <style:text-properties officeooo:rsid="000838ef" officeooo:paragraph-rsid="00083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Neuroscience </text:p>
      <text:p text:style-name="P1">Coursework 2</text:p>
      <text:p text:style-name="P1"/>
      <text:p text:style-name="P2">Question 1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838ef" officeooo:paragraph-rsid="000838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r16338<text:tab/><text:tab/>Michael Roll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5:40.506649160</meta:creation-date>
    <dc:date>2019-03-23T14:17:34.694562935</dc:date>
    <meta:editing-duration>PT1M5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" meta:character-count="74" meta:non-whitespace-character-count="67"/>
  </office:meta>
</office:document-meta>
</file>